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4fbc4" officeooo:paragraph-rsid="000de735"/>
    </style:style>
    <style:style style:name="P3" style:family="paragraph" style:parent-style-name="Standard">
      <style:text-properties officeooo:rsid="0007c95d" officeooo:paragraph-rsid="000de735"/>
    </style:style>
    <style:style style:name="P4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5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P7" style:family="paragraph" style:parent-style-name="Standard">
      <style:text-properties officeooo:rsid="000547d9" officeooo:paragraph-rsid="000de735"/>
    </style:style>
    <style:style style:name="P8" style:family="paragraph" style:parent-style-name="Standard">
      <style:text-properties officeooo:rsid="000547d9" officeooo:paragraph-rsid="0010b09f"/>
    </style:style>
    <style:style style:name="P9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10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P11" style:family="paragraph" style:parent-style-name="Standard">
      <style:text-properties officeooo:rsid="000fbff9" officeooo:paragraph-rsid="001859b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094be" style:font-weight-asian="normal" style:font-weight-complex="normal"/>
    </style:style>
    <style:style style:name="T5" style:family="text">
      <style:text-properties fo:font-weight="normal" officeooo:rsid="0010b09f" style:font-weight-asian="normal" style:font-weight-complex="normal"/>
    </style:style>
    <style:style style:name="T6" style:family="text">
      <style:text-properties fo:font-weight="normal" officeooo:rsid="0012f9b2" style:font-weight-asian="normal" style:font-weight-complex="normal"/>
    </style:style>
    <style:style style:name="T7" style:family="text">
      <style:text-properties fo:font-weight="normal" officeooo:rsid="00138e6b" style:font-weight-asian="normal" style:font-weight-complex="normal"/>
    </style:style>
    <style:style style:name="T8" style:family="text">
      <style:text-properties fo:font-weight="normal" officeooo:rsid="00139a19" style:font-weight-asian="normal" style:font-weight-complex="normal"/>
    </style:style>
    <style:style style:name="T9" style:family="text">
      <style:text-properties fo:font-weight="normal" officeooo:rsid="001511e0" style:font-weight-asian="normal" style:font-weight-complex="normal"/>
    </style:style>
    <style:style style:name="T10" style:family="text">
      <style:text-properties fo:font-weight="normal" officeooo:rsid="0016b23d" style:font-weight-asian="normal" style:font-weight-complex="normal"/>
    </style:style>
    <style:style style:name="T11" style:family="text">
      <style:text-properties fo:font-weight="normal" officeooo:rsid="001859b4" style:font-weight-asian="normal" style:font-weight-complex="normal"/>
    </style:style>
    <style:style style:name="T12" style:family="text">
      <style:text-properties fo:font-weight="normal" officeooo:rsid="0018f514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94be" style:font-weight-asian="bold" style:font-weight-complex="bold"/>
    </style:style>
    <style:style style:name="T15" style:family="text">
      <style:text-properties fo:font-weight="bold" officeooo:rsid="0010b09f" style:font-weight-asian="bold" style:font-weight-complex="bold"/>
    </style:style>
    <style:style style:name="T16" style:family="text">
      <style:text-properties fo:font-weight="bold" officeooo:rsid="0012f9b2" style:font-weight-asian="bold" style:font-weight-complex="bold"/>
    </style:style>
    <style:style style:name="T17" style:family="text">
      <style:text-properties fo:font-weight="bold" officeooo:rsid="00139a19" style:font-weight-asian="bold" style:font-weight-complex="bold"/>
    </style:style>
    <style:style style:name="T18" style:family="text">
      <style:text-properties fo:font-weight="bold" officeooo:rsid="001511e0" style:font-weight-asian="bold" style:font-weight-complex="bold"/>
    </style:style>
    <style:style style:name="T19" style:family="text">
      <style:text-properties fo:font-weight="bold" officeooo:rsid="0016b23d" style:font-weight-asian="bold" style:font-weight-complex="bold"/>
    </style:style>
    <style:style style:name="T20" style:family="text">
      <style:text-properties fo:font-weight="bold" officeooo:rsid="000de735" style:font-weight-asian="bold" style:font-weight-complex="bold"/>
    </style:style>
    <style:style style:name="T21" style:family="text">
      <style:text-properties fo:font-weight="bold" officeooo:rsid="001859b4" style:font-weight-asian="bold" style:font-weight-complex="bold"/>
    </style:style>
    <style:style style:name="T22" style:family="text">
      <style:text-properties fo:font-weight="bold" officeooo:rsid="0018f514" style:font-weight-asian="bold" style:font-weight-complex="bold"/>
    </style:style>
    <style:style style:name="T23" style:family="text">
      <style:text-properties fo:font-weight="bold" officeooo:rsid="001a8497" style:font-weight-asian="bold" style:font-weight-complex="bold"/>
    </style:style>
    <style:style style:name="T24" style:family="text">
      <style:text-properties officeooo:rsid="000de735"/>
    </style:style>
    <style:style style:name="T25" style:family="text">
      <style:text-properties officeooo:rsid="000e6f10"/>
    </style:style>
    <style:style style:name="T26" style:family="text">
      <style:text-properties officeooo:rsid="000fa7be"/>
    </style:style>
    <style:style style:name="T27" style:family="text">
      <style:text-properties officeooo:rsid="001094be"/>
    </style:style>
    <style:style style:name="T28" style:family="text">
      <style:text-properties officeooo:rsid="0012f9b2"/>
    </style:style>
    <style:style style:name="T29" style:family="text">
      <style:text-properties officeooo:rsid="001859b4"/>
    </style:style>
    <style:style style:name="T30" style:family="text">
      <style:text-properties officeooo:rsid="0018f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der: <text:span text:style-name="T24">Model</text:span></text:p>
      <text:p text:style-name="P3">Package: com.mds.app.<text:span text:style-name="T24">model</text:span></text:p>
      <text:p text:style-name="P2">Class: <text:span text:style-name="T24">P</text:span><text:span text:style-name="T29">rocuraParlamentar</text:span><text:span text:style-name="T24">Model</text:span>.java</text:p>
      <text:p text:style-name="P1"/>
      <text:p text:style-name="P4">Package: </text:p>
      <text:p text:style-name="P4"><text:tab/>com.mds.app.<text:span text:style-name="T24">model</text:span>: <text:span text:style-name="T1">Package containing all the </text:span><text:span text:style-name="T2">model</text:span><text:span text:style-name="T1"> elements from the application</text:span></text:p>
      <text:p text:style-name="P4"/>
      <text:p text:style-name="P4">Imports:</text:p>
      <text:p text:style-name="P4"><text:tab/><text:span text:style-name="T2">There is no imports in this class.</text:span></text:p>
      <text:p text:style-name="P9"/>
      <text:p text:style-name="P1"><text:span text:style-name="T13">Class:</text:span> </text:p>
      <text:p text:style-name="P11"><text:tab/><text:span text:style-name="T20">P</text:span><text:span text:style-name="T21">rocuraParlamentar</text:span><text:span text:style-name="T20">Model</text:span><text:span text:style-name="T13">: </text:span><text:span text:style-name="T11">It's a public abstract m</text:span><text:span text:style-name="T3">odel class for </text:span><text:span text:style-name="T2">P</text:span><text:span text:style-name="T11">rocuraParlamentar</text:span><text:span text:style-name="T3">, </text:span><text:span text:style-name="T11">which means you can not instantiate an object.</text:span></text:p>
      <text:p text:style-name="P10"><text:tab/></text:p>
      <text:p text:style-name="P5">Variables:</text:p>
      <text:p text:style-name="P7"><text:tab/><text:span text:style-name="T21">nome</text:span><text:span text:style-name="T13">:</text:span> <text:span text:style-name="T25">It's a private </text:span><text:span text:style-name="T29">and static </text:span><text:span text:style-name="T25">String type variable to </text:span><text:span text:style-name="T28">store</text:span><text:span text:style-name="T25"> the </text:span><text:span text:style-name="T30">name</text:span><text:span text:style-name="T25"> of the </text:span><text:span text:style-name="T30">parliamentarian you want to search</text:span><text:span text:style-name="T26">.</text:span><text:span text:style-name="T25"> </text:span><text:span text:style-name="T30">Since this variable is static, you do not need to instantiate an object to access it</text:span><text:span text:style-name="T27">.</text:span></text:p>
      <text:p text:style-name="P7"><text:tab/></text:p>
      <text:p text:style-name="P6">Methods:</text:p>
      <text:p text:style-name="P7"><text:tab/><text:span text:style-name="T15">get</text:span><text:span text:style-name="T22">Nome</text:span><text:span text:style-name="T15">():</text:span><text:span text:style-name="T5"> the public </text:span><text:span text:style-name="T12">and static</text:span><text:span text:style-name="T5"> access method to verify the variable “</text:span><text:span text:style-name="T12">nome</text:span><text:span text:style-name="T5">” of the String type. It returns the “</text:span><text:span text:style-name="T12">nome</text:span><text:span text:style-name="T5">” variable value of the </text:span><text:span text:style-name="T12">parliamentarian you want to search</text:span><text:span text:style-name="T5">.</text:span></text:p>
      <text:p text:style-name="P7"><text:span text:style-name="T5"><text:tab/></text:span><text:span text:style-name="T15">set</text:span><text:span text:style-name="T22">Nome</text:span><text:span text:style-name="T15">(String </text:span><text:span text:style-name="T23">n</text:span><text:span text:style-name="T22">ome</text:span><text:span text:style-name="T15">):</text:span><text:span text:style-name="T5"> the public </text:span><text:span text:style-name="T12">and static </text:span><text:span text:style-name="T5">access method to modify the variable “</text:span><text:span text:style-name="T12">nome</text:span><text:span text:style-name="T5">” of the String type. It receives a String value as a parameter and stores it in the String variable “</text:span><text:span text:style-name="T12">nome</text:span><text:span text:style-name="T5">”. It's a void method, so it has no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0T23:57:42</dc:date>
    <dc:creator>Luciano </dc:creator>
    <meta:editing-duration>PT1H30M1S</meta:editing-duration>
    <meta:editing-cycles>14</meta:editing-cycles>
    <meta:generator>LibreOffice/3.6$Linux_X86_64 LibreOffice_project/360m1$Build-2</meta:generator>
    <meta:document-statistic meta:table-count="0" meta:image-count="0" meta:object-count="0" meta:page-count="1" meta:paragraph-count="16" meta:word-count="152" meta:character-count="979" meta:non-whitespace-character-count="831"/>
  </office:meta>
</office:document-meta>
</file>